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6.087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7cm" fo:break-before="auto" style:use-optimal-row-height="fals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9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6">
            <text:p>Density</text:p>
          </table:table-cell>
          <table:table-cell table:style-name="ce2" office:value-type="string" calcext:value-type="string" table:number-columns-spanned="1" table:number-rows-spanned="6">
            <text:p>Population</text:p>
          </table:table-cell>
          <table:table-cell office:value-type="string" calcext:value-type="string">
            <text:p>$(-)$ \textcite{Dumbaugh2009}</text:p>
          </table:table-cell>
          <table:table-cell table:style-name="ce6" office:value-type="string" calcext:value-type="string" table:number-columns-spanned="1" table:number-rows-spanned="6">
            <text:p>---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$(+)$ \textcite{Dumbaugh2013}</text:p>
          </table:table-cell>
          <table:covered-table-cell/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$(+)$ \textcite{Lee2015}</text:p>
          </table:table-cell>
          <table:covered-table-cell/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$(-)$ \textcite{Obelheiro2020}</text:p>
          </table:table-cell>
          <table:covered-table-cell/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$(+)$ \textcite{Pirdavani2014}</text:p>
          </table:table-cell>
          <table:covered-table-cell/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3" office:value-type="string" calcext:value-type="string">
            <text:p>$\pm$ \textcite{Welle2016}</text:p>
          </table:table-cell>
          <table:covered-table-cell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2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5">
            <text:p>Diversity</text:p>
          </table:table-cell>
          <table:table-cell table:style-name="ce2" office:value-type="string" calcext:value-type="string" table:number-columns-spanned="1" table:number-rows-spanned="5">
            <text:p>Land use</text:p>
          </table:table-cell>
          <table:table-cell office:value-type="string" calcext:value-type="string">
            <text:p>$(+)$ \textcite{Amoh-Gyimah2017}</text:p>
          </table:table-cell>
          <table:table-cell table:style-name="ce6" office:value-type="string" calcext:value-type="string" table:number-columns-spanned="1" table:number-rows-spanned="5">
            <text:p>---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$(+)$ \textcite{Obelheiro2019}</text:p>
          </table:table-cell>
          <table:covered-table-cell/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$(+)$ \textcite{Obelheiro2020}</text:p>
          </table:table-cell>
          <table:covered-table-cell/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$(+)$ \textcite{Ouyang2014}</text:p>
          </table:table-cell>
          <table:covered-table-cell/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$(+)$ \textcite{Rhee2016}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7">
            <text:p>Design</text:p>
          </table:table-cell>
          <table:table-cell table:style-name="ce6" office:value-type="string" calcext:value-type="string" table:number-columns-spanned="1" table:number-rows-spanned="9">
            <text:p>Density of intersections</text:p>
          </table:table-cell>
          <table:table-cell office:value-type="string" calcext:value-type="string">
            <text:p>$(\pm)$ \textcite{Dumbaugh2009}</text:p>
          </table:table-cell>
          <table:table-cell office:value-type="string" calcext:value-type="string">
            <text:p>$(-)$ \textcite{Dumbaugh2009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+)$ \textcite{Dumbaugh2011}</text:p>
          </table:table-cell>
          <table:table-cell office:value-type="string" calcext:value-type="string">
            <text:p>$(-)$ \textcite{Elvik2009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+)$ \textcite{Dumbaugh2013}</text:p>
          </table:table-cell>
          <table:table-cell office:value-type="string" calcext:value-type="string">
            <text:p>$(-)$ \textcite{Ewing2009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+)$ \textcite{Elvik2009}</text:p>
          </table:table-cell>
          <table:table-cell office:value-type="string" calcext:value-type="string">
            <text:p>$(-)$ \textcite{Huang2018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-)$ \textcite{Ewing2009}</text:p>
          </table:table-cell>
          <table:table-cell office:value-type="string" calcext:value-type="string">
            <text:p>$(-)$ \textcite{Obelheiro2019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+)$ \textcite{Huang2018}</text:p>
          </table:table-cell>
          <table:table-cell office:value-type="string" calcext:value-type="string">
            <text:p>$(-)$ \textcite{Obelheiro2020}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-)$ \textcite{Marshall2011}</text:p>
          </table:table-cell>
          <table:table-cell table:number-columns-repeated="1021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-)$ \textcite{Ouyang2014}</text:p>
          </table:table-cell>
          <table:table-cell table:number-columns-repeated="1021"/>
        </table:table-row>
        <table:table-row table:style-name="ro1">
          <table:covered-table-cell table:style-name="ce2"/>
          <table:covered-table-cell table:style-name="ce7"/>
          <table:table-cell office:value-type="string" calcext:value-type="string">
            <text:p>$(-)$ \textcite{Zhang2015}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4">
            <text:p>Density of speed cameras</text:p>
          </table:table-cell>
          <table:table-cell office:value-type="string" calcext:value-type="string">
            <text:p>$(-)$ \textcite{Hoye2015}</text:p>
          </table:table-cell>
          <table:table-cell office:value-type="string" calcext:value-type="string">
            <text:p>$(\pm)$ \textcite{Li2020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table:number-columns-repeated="2" office:value-type="string" calcext:value-type="string">
            <text:p>$(-)$ \textcite{Li2013a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-)$ \textcite{Li2020}</text:p>
          </table:table-cell>
          <table:table-cell office:value-type="string" calcext:value-type="string">
            <text:p>$(-)$ \textcite{Oliveira2015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Park2019}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Density of signalized intersections</text:p>
          </table:table-cell>
          <table:table-cell office:value-type="string" calcext:value-type="string">
            <text:p>$(-)$ \textcite{Elvik2009}</text:p>
          </table:table-cell>
          <table:table-cell office:value-type="string" calcext:value-type="string">
            <text:p>$(\pm)$ \textcite{Elvik2009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Lovegrove2006}</text:p>
          </table:table-cell>
          <table:table-cell office:value-type="string" calcext:value-type="string">
            <text:p>$(\pm)$ \textcite{Furth2018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Lee2015}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9">
            <text:p>Proportion of arterial roads</text:p>
          </table:table-cell>
          <table:table-cell office:value-type="string" calcext:value-type="string">
            <text:p>$(+)$ \textcite{Dumbaugh2009}</text:p>
          </table:table-cell>
          <table:table-cell office:value-type="string" calcext:value-type="string">
            <text:p>$(+)$ \textcite{Dumbaugh2011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Dumbaugh2011}</text:p>
          </table:table-cell>
          <table:table-cell office:value-type="string" calcext:value-type="string">
            <text:p>$(+)$ \textcite{Dumbaugh2013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Dumbaugh2013}</text:p>
          </table:table-cell>
          <table:table-cell office:value-type="string" calcext:value-type="string">
            <text:p>$(+)$ \textcite{Ewing2009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Ewing2009}</text:p>
          </table:table-cell>
          <table:table-cell office:value-type="string" calcext:value-type="string">
            <text:p>$(+)$ \textcite{Huang2018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Huang2018}</text:p>
          </table:table-cell>
          <table:table-cell office:value-type="string" calcext:value-type="string">
            <text:p>$(+)$ \textcite{Obelheiro2020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Obelheiro2020}</text:p>
          </table:table-cell>
          <table:table-cell table:style-name="ce3" office:value-type="string" calcext:value-type="string">
            <text:p>$(+)$ \textcite{Welle2016}</text:p>
          </table:table-cell>
          <table:table-cell table:number-columns-repeated="1020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$(+)$ \textcite{Ukkusuri2012}</text:p>
          </table:table-cell>
          <table:table-cell table:number-columns-repeated="1021"/>
        </table:table-row>
        <table:table-row table:style-name="ro1">
          <table:covered-table-cell/>
          <table:covered-table-cell table:style-name="ce7"/>
          <table:table-cell table:style-name="ce3" office:value-type="string" calcext:value-type="string">
            <text:p>$(+)$ \textcite{Welle2016}</text:p>
          </table:table-cell>
          <table:table-cell table:number-columns-repeated="1021"/>
        </table:table-row>
        <table:table-row table:style-name="ro1">
          <table:covered-table-cell/>
          <table:covered-table-cell table:style-name="ce7"/>
          <table:table-cell table:style-name="ce3" office:value-type="string" calcext:value-type="string">
            <text:p>$(+)$ \textcite{Yu2017}</text:p>
          </table:table-cell>
          <table:table-cell table:number-columns-repeated="1021"/>
        </table:table-row>
        <table:table-row table:style-name="ro4">
          <table:covered-table-cell/>
          <table:table-cell table:style-name="ce2" office:value-type="string" calcext:value-type="string" table:number-columns-spanned="1" table:number-rows-spanned="2">
            <text:p>Street network density</text:p>
          </table:table-cell>
          <table:table-cell office:value-type="string" calcext:value-type="string">
            <text:p>$(-)$ \textcite{Marshall2010}</text:p>
          </table:table-cell>
          <table:table-cell table:style-name="ce6" office:value-type="string" calcext:value-type="string" table:number-columns-spanned="1" table:number-rows-spanned="2">
            <text:p>---</text:p>
          </table:table-cell>
          <table:table-cell table:number-columns-repeated="1020"/>
        </table:table-row>
        <table:table-row table:style-name="ro4">
          <table:covered-table-cell table:number-columns-repeated="2"/>
          <table:table-cell office:value-type="string" calcext:value-type="string">
            <text:p>$(-)$ \textcite{Marshall2011}</text:p>
          </table:table-cell>
          <table:covered-table-cell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4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2">
            <text:p>Destination Accessibility</text:p>
          </table:table-cell>
          <table:table-cell table:style-name="ce4" office:value-type="string" calcext:value-type="string" table:number-columns-spanned="1" table:number-rows-spanned="2">
            <text:p>Density of commercial and services units</text:p>
          </table:table-cell>
          <table:table-cell office:value-type="string" calcext:value-type="string">
            <text:p>$(-)$ \textcite{Ouyang2014}</text:p>
          </table:table-cell>
          <table:table-cell table:style-name="ce6" office:value-type="string" calcext:value-type="string" table:number-columns-spanned="1" table:number-rows-spanned="2">
            <text:p>---</text:p>
          </table:table-cell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$(-)$ \textcite{Welle2016}</text:p>
          </table:table-cell>
          <table:covered-table-cell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5">
            <text:p>Distance to transit</text:p>
          </table:table-cell>
          <table:table-cell table:style-name="ce2" office:value-type="string" calcext:value-type="string" table:number-columns-spanned="1" table:number-rows-spanned="5">
            <text:p>Bus stop density</text:p>
          </table:table-cell>
          <table:table-cell table:style-name="ce3" office:value-type="string" calcext:value-type="string">
            <text:p>$(+)$ \textcite{Karim2013}</text:p>
          </table:table-cell>
          <table:table-cell table:style-name="ce3" office:value-type="string" calcext:value-type="string">
            <text:p>$(-)$ \textcite{Bansal2014}</text:p>
          </table:table-cell>
          <table:table-cell table:number-columns-repeated="1020"/>
        </table:table-row>
        <table:table-row table:style-name="ro1">
          <table:covered-table-cell table:style-name="ce4"/>
          <table:covered-table-cell table:style-name="ce2"/>
          <table:table-cell office:value-type="string" calcext:value-type="string">
            <text:p>$(+)$ \textcite{Obelheiro2020}</text:p>
          </table:table-cell>
          <table:table-cell table:style-name="ce3" office:value-type="string" calcext:value-type="string">
            <text:p>$(-)$ \textcite{Koshy2005}</text:p>
          </table:table-cell>
          <table:table-cell table:number-columns-repeated="1020"/>
        </table:table-row>
        <table:table-row table:style-name="ro1">
          <table:covered-table-cell table:style-name="ce4"/>
          <table:covered-table-cell table:style-name="ce2"/>
          <table:table-cell office:value-type="string" calcext:value-type="string">
            <text:p>$(+)$ \textcite{Ouyang2014}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2"/>
          <table:table-cell office:value-type="string" calcext:value-type="string">
            <text:p>$(+)$ \textcite{Ukkusuri2012}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2"/>
          <table:table-cell office:value-type="string" calcext:value-type="string">
            <text:p>$(+)$ \textcite{Wei2013}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8" office:value-type="string" calcext:value-type="string" table:number-columns-spanned="2" table:number-rows-spanned="1">
            <text:p>Road safety outcomes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Crashes</text:p>
          </table:table-cell>
          <table:table-cell table:style-name="ce8" office:value-type="string" calcext:value-type="string">
            <text:p>Speeding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Demographics</text:p>
          </table:table-cell>
          <table:table-cell table:style-name="ce5" office:value-type="string" calcext:value-type="string" table:number-columns-spanned="1" table:number-rows-spanned="2">
            <text:p>Income</text:p>
          </table:table-cell>
          <table:table-cell office:value-type="string" calcext:value-type="string">
            <text:p>$(-)$ \textcite{Obelheiro2019}</text:p>
          </table:table-cell>
          <table:table-cell table:style-name="ce6" office:value-type="string" calcext:value-type="string" table:number-columns-spanned="1" table:number-rows-spanned="2">
            <text:p>---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$(-)$ \textcite{Marshall2017}</text:p>
          </table:table-cell>
          <table:covered-table-cell/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1:54:47.41412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edro Augusto Borges dos Santos</meta:initial-creator>
    <meta:creation-date>2021-06-23T19:24:38.084284002</meta:creation-date>
    <meta:generator>LibreOffice/7.1.4.2$Linux_X86_64 LibreOffice_project/e19c8e005a853514adc94ef87a3fca3f43994787</meta:generator>
    <dc:date>2021-06-26T16:58:56.552982486</dc:date>
    <meta:editing-duration>PT2H38M23S</meta:editing-duration>
    <meta:editing-cycles>5</meta:editing-cycles>
    <meta:document-statistic meta:table-count="1" meta:cell-count="117" meta:object-count="0"/>
  </office:meta>
</office:document-meta>
</file>